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ogramação para redes de computador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EP2</text:p>
            <text:p text:style-name="P1">Stefano Tommasini</text:p>
            <text:p text:style-name="P1">Alessandro Wagner Palmei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toco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liente – Servidor</text:p>
              </text:list-item>
              <text:list-item>
                <text:p>Servidor – Cliente</text:p>
              </text:list-item>
              <text:list-item>
                <text:p>Cliente - Cli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liente-Servid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ogin – usuário</text:p>
              </text:list-item>
              <text:list-item>
                <text:p>List</text:p>
              </text:list-item>
              <text:list-item>
                <text:p>Chat – usuário do amigo</text:p>
              </text:list-item>
              <text:list-item>
                <text:p>Disconnect</text:p>
              </text:list-item>
              <text:list-item>
                <text:p>Logout</text:p>
              </text:list-item>
              <text:list-item>
                <text:p>Q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Servidor-Clien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K – Conseguiu conectar com outro usuário</text:p>
              </text:list-item>
              <text:list-item>
                <text:p>NOK – Não conseguiu conec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Cliente-Clien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ILE – filename</text:p>
              </text:list-item>
              <text:list-item>
                <text:p>DISCONN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Dificulda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SL/SSL – dificuldade na hora de fechar os sockets</text:p>
              </text:list-item>
              <text:list-item>
                <text:p>Cliente-Cliente - <text:s/>provou ser a parte mais desafiado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Benefíci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ython – ótima linguagem para mexer em sockets</text:p>
              </text:list-item>
              <text:list-item>
                <text:p>Fazer algo de uso prático. Um cha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7:59:06.744408432</meta:creation-date>
    <dc:date>2014-10-19T02:27:28.857325040</dc:date>
    <meta:editing-duration>PT8H22M54S</meta:editing-duration>
    <meta:editing-cycles>3</meta:editing-cycles>
    <meta:generator>LibreOffice/4.1.3.2$Linux_X86_64 LibreOffice_project/410m0$Build-2</meta:generator>
    <meta:document-statistic meta:object-count="49"/>
  </office:meta>
</office:document-meta>
</file>